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prt.mn/-2cC9XO8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8:52:55.769646779</meta:creation-date>
    <dc:date>2023-11-23T18:57:05.857589152</dc:date>
    <meta:editing-duration>PT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24" meta:non-whitespace-character-count="24"/>
  </office:meta>
</office:document-meta>
</file>